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c22a5"/>
    </style:style>
    <style:style style:name="P4" style:family="paragraph" style:parent-style-name="Text_20_body">
      <style:paragraph-properties fo:margin-top="0cm" fo:margin-bottom="0cm" loext:contextual-spacing="false"/>
      <style:text-properties officeooo:paragraph-rsid="000e8f98"/>
    </style:style>
    <style:style style:name="P5" style:family="paragraph" style:parent-style-name="Text_20_body">
      <style:paragraph-properties fo:margin-top="0cm" fo:margin-bottom="0cm" loext:contextual-spacing="false"/>
      <style:text-properties officeooo:paragraph-rsid="00100154"/>
    </style:style>
    <style:style style:name="P6" style:family="paragraph" style:parent-style-name="Text_20_body">
      <style:paragraph-properties fo:margin-top="0cm" fo:margin-bottom="0cm" loext:contextual-spacing="false"/>
      <style:text-properties fo:color="#3333ff" officeooo:paragraph-rsid="00100154"/>
    </style:style>
    <style:style style:name="P7" style:family="paragraph" style:parent-style-name="Text_20_body">
      <style:paragraph-properties fo:margin-top="0cm" fo:margin-bottom="0cm" loext:contextual-spacing="false"/>
      <style:text-properties fo:color="#3333ff" officeooo:rsid="00100b0a" officeooo:paragraph-rsid="00100b0a"/>
    </style:style>
    <style:style style:name="P8" style:family="paragraph" style:parent-style-name="Text_20_body">
      <style:paragraph-properties fo:margin-top="0cm" fo:margin-bottom="0cm" loext:contextual-spacing="false"/>
      <style:text-properties fo:color="#3333ff" officeooo:rsid="00137ec0" officeooo:paragraph-rsid="00137ec0"/>
    </style:style>
    <style:style style:name="P9" style:family="paragraph" style:parent-style-name="Text_20_body">
      <style:paragraph-properties fo:margin-top="0cm" fo:margin-bottom="0cm" loext:contextual-spacing="false"/>
      <style:text-properties officeooo:paragraph-rsid="00100b0a"/>
    </style:style>
    <style:style style:name="P10" style:family="paragraph" style:parent-style-name="Text_20_body">
      <style:paragraph-properties fo:margin-top="0cm" fo:margin-bottom="0cm" loext:contextual-spacing="false"/>
      <style:text-properties officeooo:rsid="00100b0a" officeooo:paragraph-rsid="00100b0a"/>
    </style:style>
    <style:style style:name="P11" style:family="paragraph" style:parent-style-name="Text_20_body">
      <style:paragraph-properties fo:margin-top="0cm" fo:margin-bottom="0cm" loext:contextual-spacing="false"/>
      <style:text-properties officeooo:paragraph-rsid="0011db8b"/>
    </style:style>
    <style:style style:name="P12" style:family="paragraph" style:parent-style-name="Text_20_body">
      <style:paragraph-properties fo:margin-top="0cm" fo:margin-bottom="0cm" loext:contextual-spacing="false"/>
      <style:text-properties officeooo:paragraph-rsid="00137ec0"/>
    </style:style>
    <style:style style:name="P13" style:family="paragraph" style:parent-style-name="Text_20_body">
      <style:paragraph-properties fo:margin-top="0cm" fo:margin-bottom="0cm" loext:contextual-spacing="false"/>
      <style:text-properties officeooo:paragraph-rsid="001387eb"/>
    </style:style>
    <style:style style:name="P14" style:family="paragraph" style:parent-style-name="Text_20_body">
      <style:paragraph-properties fo:margin-top="0cm" fo:margin-bottom="0cm" loext:contextual-spacing="false"/>
      <style:text-properties officeooo:paragraph-rsid="00153f56"/>
    </style:style>
    <style:style style:name="P15" style:family="paragraph" style:parent-style-name="Text_20_body">
      <style:paragraph-properties fo:margin-top="0cm" fo:margin-bottom="0cm" loext:contextual-spacing="false"/>
      <style:text-properties officeooo:paragraph-rsid="00156529"/>
    </style:style>
    <style:style style:name="P16" style:family="paragraph" style:parent-style-name="Text_20_body">
      <style:paragraph-properties fo:margin-top="0cm" fo:margin-bottom="0cm" loext:contextual-spacing="false"/>
      <style:text-properties officeooo:paragraph-rsid="001724f1"/>
    </style:style>
    <style:style style:name="P17" style:family="paragraph" style:parent-style-name="Text_20_body">
      <style:paragraph-properties fo:margin-top="0cm" fo:margin-bottom="0cm" loext:contextual-spacing="false"/>
      <style:text-properties officeooo:paragraph-rsid="00176aa4"/>
    </style:style>
    <style:style style:name="P18" style:family="paragraph" style:parent-style-name="Text_20_body">
      <style:paragraph-properties fo:margin-top="0cm" fo:margin-bottom="0cm" loext:contextual-spacing="false"/>
      <style:text-properties officeooo:paragraph-rsid="0017c488"/>
    </style:style>
    <style:style style:name="P19" style:family="paragraph" style:parent-style-name="Text_20_body">
      <style:paragraph-properties fo:margin-top="0cm" fo:margin-bottom="0cm" loext:contextual-spacing="false"/>
      <style:text-properties fo:color="#000000" officeooo:paragraph-rsid="000c22a5"/>
    </style:style>
    <style:style style:name="P20" style:family="paragraph" style:parent-style-name="Text_20_body">
      <style:paragraph-properties fo:margin-top="0cm" fo:margin-bottom="0cm" loext:contextual-spacing="false"/>
      <style:text-properties fo:color="#0000cc" officeooo:rsid="001724f1" officeooo:paragraph-rsid="001724f1"/>
    </style:style>
    <style:style style:name="P21" style:family="paragraph" style:parent-style-name="Text_20_body">
      <style:paragraph-properties fo:margin-top="0cm" fo:margin-bottom="0cm" loext:contextual-spacing="false"/>
      <style:text-properties fo:color="#0000cc" officeooo:rsid="00236aa1" officeooo:paragraph-rsid="00236aa1"/>
    </style:style>
    <style:style style:name="P22" style:family="paragraph" style:parent-style-name="Text_20_body">
      <style:paragraph-properties fo:margin-top="0cm" fo:margin-bottom="0cm" loext:contextual-spacing="false"/>
      <style:text-properties fo:color="#0000cc" officeooo:rsid="00263cab" officeooo:paragraph-rsid="00263cab"/>
    </style:style>
    <style:style style:name="P23" style:family="paragraph" style:parent-style-name="Text_20_body">
      <style:paragraph-properties fo:margin-top="0cm" fo:margin-bottom="0cm" loext:contextual-spacing="false"/>
      <style:text-properties fo:color="#0000cc" officeooo:rsid="00100b0a" officeooo:paragraph-rsid="00100b0a"/>
    </style:style>
    <style:style style:name="P24" style:family="paragraph" style:parent-style-name="Text_20_body">
      <style:paragraph-properties fo:margin-top="0cm" fo:margin-bottom="0cm" loext:contextual-spacing="false"/>
      <style:text-properties fo:color="#0000cc" officeooo:rsid="002da7e8" officeooo:paragraph-rsid="002da7e8"/>
    </style:style>
    <style:style style:name="P25" style:family="paragraph" style:parent-style-name="Text_20_body">
      <style:paragraph-properties fo:margin-top="0cm" fo:margin-bottom="0cm" loext:contextual-spacing="false"/>
      <style:text-properties fo:color="#0000cc" officeooo:rsid="00137ec0" officeooo:paragraph-rsid="00137ec0"/>
    </style:style>
    <style:style style:name="P26" style:family="paragraph" style:parent-style-name="Text_20_body">
      <style:paragraph-properties fo:margin-top="0cm" fo:margin-bottom="0cm" loext:contextual-spacing="false"/>
      <style:text-properties fo:color="#0000cc" officeooo:rsid="00153f56" officeooo:paragraph-rsid="00153f56"/>
    </style:style>
    <style:style style:name="P27" style:family="paragraph" style:parent-style-name="Text_20_body">
      <style:paragraph-properties fo:margin-top="0cm" fo:margin-bottom="0cm" loext:contextual-spacing="false"/>
      <style:text-properties fo:color="#0000cc" officeooo:rsid="0016e48d" officeooo:paragraph-rsid="0016e48d"/>
    </style:style>
    <style:style style:name="P28" style:family="paragraph" style:parent-style-name="Text_20_body">
      <style:paragraph-properties fo:margin-top="0cm" fo:margin-bottom="0cm" loext:contextual-spacing="false"/>
      <style:text-properties fo:color="#0000cc" officeooo:rsid="001c9a73" officeooo:paragraph-rsid="001c9a73"/>
    </style:style>
    <style:style style:name="P29" style:family="paragraph" style:parent-style-name="Text_20_body">
      <style:paragraph-properties fo:margin-top="0cm" fo:margin-bottom="0cm" loext:contextual-spacing="false"/>
      <style:text-properties fo:color="#0000cc" officeooo:rsid="003639ca" officeooo:paragraph-rsid="003639ca"/>
    </style:style>
    <style:style style:name="P30" style:family="paragraph" style:parent-style-name="Text_20_body">
      <style:paragraph-properties fo:margin-top="0cm" fo:margin-bottom="0cm" loext:contextual-spacing="false"/>
      <style:text-properties fo:color="#0000cc" officeooo:rsid="00394c60" officeooo:paragraph-rsid="00394c60"/>
    </style:style>
    <style:style style:name="P31" style:family="paragraph" style:parent-style-name="Text_20_body">
      <style:paragraph-properties fo:margin-top="0cm" fo:margin-bottom="0cm" loext:contextual-spacing="false"/>
      <style:text-properties officeooo:paragraph-rsid="00236aa1"/>
    </style:style>
    <style:style style:name="P32" style:family="paragraph" style:parent-style-name="Text_20_body">
      <style:paragraph-properties fo:margin-top="0cm" fo:margin-bottom="0cm" loext:contextual-spacing="false"/>
      <style:text-properties fo:color="#cc66ff" officeooo:rsid="0024f2f8" officeooo:paragraph-rsid="0024f2f8"/>
    </style:style>
    <style:style style:name="P33" style:family="paragraph" style:parent-style-name="Text_20_body">
      <style:paragraph-properties fo:margin-top="0cm" fo:margin-bottom="0cm" loext:contextual-spacing="false"/>
      <style:text-properties fo:color="#cc66ff" officeooo:rsid="002d2a84" officeooo:paragraph-rsid="002d2a84"/>
    </style:style>
    <style:style style:name="P34" style:family="paragraph" style:parent-style-name="Text_20_body">
      <style:paragraph-properties fo:margin-top="0cm" fo:margin-bottom="0cm" loext:contextual-spacing="false"/>
      <style:text-properties fo:color="#cc66ff" officeooo:rsid="001387eb" officeooo:paragraph-rsid="001387eb"/>
    </style:style>
    <style:style style:name="P35" style:family="paragraph" style:parent-style-name="Text_20_body">
      <style:paragraph-properties fo:margin-top="0cm" fo:margin-bottom="0cm" loext:contextual-spacing="false"/>
      <style:text-properties fo:color="#cc66ff" officeooo:rsid="00176aa4" officeooo:paragraph-rsid="00176aa4"/>
    </style:style>
    <style:style style:name="P36" style:family="paragraph" style:parent-style-name="Text_20_body">
      <style:paragraph-properties fo:margin-top="0cm" fo:margin-bottom="0cm" loext:contextual-spacing="false"/>
      <style:text-properties fo:color="#cc66ff" officeooo:rsid="003dc867" officeooo:paragraph-rsid="003e427b"/>
    </style:style>
    <style:style style:name="P37" style:family="paragraph" style:parent-style-name="Text_20_body">
      <style:paragraph-properties fo:margin-top="0cm" fo:margin-bottom="0cm" loext:contextual-spacing="false"/>
      <style:text-properties officeooo:paragraph-rsid="002d2a84"/>
    </style:style>
    <style:style style:name="P38" style:family="paragraph" style:parent-style-name="Text_20_body">
      <style:paragraph-properties fo:margin-top="0cm" fo:margin-bottom="0cm" loext:contextual-spacing="false"/>
      <style:text-properties officeooo:paragraph-rsid="002da7e8"/>
    </style:style>
    <style:style style:name="P39" style:family="paragraph" style:parent-style-name="Text_20_body">
      <style:paragraph-properties fo:margin-top="0cm" fo:margin-bottom="0cm" loext:contextual-spacing="false"/>
      <style:text-properties officeooo:paragraph-rsid="003dc867"/>
    </style:style>
    <style:style style:name="P40" style:family="paragraph" style:parent-style-name="Text_20_body" style:list-style-name="L1"/>
    <style:style style:name="P41" style:family="paragraph" style:parent-style-name="Text_20_body" style:list-style-name="L1">
      <style:paragraph-properties fo:margin-top="0cm" fo:margin-bottom="0cm" loext:contextual-spacing="false"/>
    </style:style>
    <style:style style:name="P42" style:family="paragraph" style:parent-style-name="Heading_20_2">
      <style:text-properties officeooo:paragraph-rsid="000c22a5"/>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weight="bold"/>
    </style:style>
    <style:style style:name="T3" style:family="text">
      <style:text-properties fo:color="#3333ff" officeooo:rsid="00223d2e"/>
    </style:style>
    <style:style style:name="T4" style:family="text">
      <style:text-properties officeooo:rsid="0016e48d"/>
    </style:style>
    <style:style style:name="T5" style:family="text">
      <style:text-properties officeooo:rsid="00213325"/>
    </style:style>
    <style:style style:name="T6" style:family="text">
      <style:text-properties fo:color="#0000cc"/>
    </style:style>
    <style:style style:name="T7" style:family="text">
      <style:text-properties fo:color="#0000cc" officeooo:rsid="001f6703"/>
    </style:style>
    <style:style style:name="T8" style:family="text">
      <style:text-properties fo:color="#0000cc" officeooo:rsid="000e8f98"/>
    </style:style>
    <style:style style:name="T9" style:family="text">
      <style:text-properties fo:color="#0000cc" officeooo:rsid="000f932b"/>
    </style:style>
    <style:style style:name="T10" style:family="text">
      <style:text-properties fo:color="#0000cc" officeooo:rsid="00223d2e"/>
    </style:style>
    <style:style style:name="T11" style:family="text">
      <style:text-properties fo:color="#0000cc" officeooo:rsid="00100154"/>
    </style:style>
    <style:style style:name="T12" style:family="text">
      <style:text-properties fo:color="#0000cc" officeooo:rsid="002da7e8"/>
    </style:style>
    <style:style style:name="T13" style:family="text">
      <style:text-properties fo:color="#0000cc" officeooo:rsid="002f0c4b"/>
    </style:style>
    <style:style style:name="T14" style:family="text">
      <style:text-properties fo:color="#0000cc" officeooo:rsid="0031b482"/>
    </style:style>
    <style:style style:name="T15" style:family="text">
      <style:text-properties fo:color="#0000cc" officeooo:rsid="00176aa4"/>
    </style:style>
    <style:style style:name="T16" style:family="text">
      <style:text-properties fo:color="#0000cc" officeooo:rsid="0017c488"/>
    </style:style>
    <style:style style:name="T17" style:family="text">
      <style:text-properties fo:color="#0000cc" officeooo:rsid="003639ca"/>
    </style:style>
    <style:style style:name="T18" style:family="text">
      <style:text-properties fo:color="#0000cc" officeooo:rsid="003716b2"/>
    </style:style>
    <style:style style:name="T19" style:family="text">
      <style:text-properties fo:color="#0000cc" officeooo:rsid="003c8ee6"/>
    </style:style>
    <style:style style:name="T20" style:family="text">
      <style:text-properties fo:color="#0000cc" officeooo:rsid="0011db8b"/>
    </style:style>
    <style:style style:name="T21" style:family="text">
      <style:text-properties fo:color="#cc66ff" officeooo:rsid="00213325"/>
    </style:style>
    <style:style style:name="T22" style:family="text">
      <style:text-properties fo:color="#cc66ff" officeooo:rsid="00100154"/>
    </style:style>
    <style:style style:name="T23" style:family="text">
      <style:text-properties fo:color="#cc66ff" officeooo:rsid="00156529"/>
    </style:style>
    <style:style style:name="T24" style:family="text">
      <style:text-properties fo:color="#cc66ff" officeooo:rsid="00176aa4"/>
    </style:style>
    <style:style style:name="T25" style:family="text">
      <style:text-properties fo:color="#cc66ff" officeooo:rsid="003d9c6e"/>
    </style:style>
    <style:style style:name="T26" style:family="text">
      <style:text-properties fo:color="#cc66ff" officeooo:rsid="001f6703"/>
    </style:style>
    <style:style style:name="T27" style:family="text">
      <style:text-properties fo:color="#cc66ff" officeooo:rsid="000e8f98"/>
    </style:style>
    <style:style style:name="T28" style:family="text">
      <style:text-properties fo:color="#cc66ff" officeooo:rsid="000f932b"/>
    </style:style>
    <style:style style:name="T29" style:family="text">
      <style:text-properties officeooo:rsid="0027bc0a"/>
    </style:style>
    <style:style style:name="T30" style:family="text">
      <style:text-properties officeooo:rsid="00296ca9"/>
    </style:style>
    <style:style style:name="T31" style:family="text">
      <style:text-properties officeooo:rsid="002ba90e"/>
    </style:style>
    <style:style style:name="T32" style:family="text">
      <style:text-properties officeooo:rsid="002da7e8"/>
    </style:style>
    <style:style style:name="T33" style:family="text">
      <style:text-properties officeooo:rsid="002dddec"/>
    </style:style>
    <style:style style:name="T34" style:family="text">
      <style:text-properties officeooo:rsid="002ecf01"/>
    </style:style>
    <style:style style:name="T35" style:family="text">
      <style:text-properties officeooo:rsid="0030d722"/>
    </style:style>
    <style:style style:name="T36" style:family="text">
      <style:text-properties officeooo:rsid="00332fe0"/>
    </style:style>
    <style:style style:name="T37" style:family="text">
      <style:text-properties officeooo:rsid="00380939"/>
    </style:style>
    <style:style style:name="T38" style:family="text">
      <style:text-properties officeooo:rsid="003b3e61"/>
    </style:style>
    <style:style style:name="T39" style:family="text">
      <style:text-properties officeooo:rsid="003e427b"/>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8574228996103400595" text:style-name="L1">
        <text:list-item>
          <text:p text:style-name="P41">A rebuttal letter that responds to each point raised by the academic editor and reviewer(s). This letter should be uploaded as separate file and labeled 'Response to Reviewers'. </text:p>
        </text:list-item>
        <text:list-item>
          <text:p text:style-name="P41">A marked-up copy of your manuscript that highlights changes made to the original version. This file should be uploaded as separate file and labeled 'Revised Manuscript with Track Changes'. </text:p>
        </text:list-item>
        <text:list-item>
          <text:p text:style-name="P40">An unmarked version of your revised paper without tracked changes. This file should be uploaded as separate file and labeled 'Manuscript'.</text:p>
        </text:list-item>
      </text:list>
      <text:p text:style-name="P2">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 </text:p>
      <text:p text:style-name="Horizontal_20_Line"/>
      <text:p text:style-name="P2"><text:line-break/><text:span text:style-name="T1">2. Has the statistical analysis been performed appropriately and rigorously? </text:span><text:line-break/><text:line-break/>Reviewer #1: Yes<text:line-break/><text:line-break/>Reviewer #4: No<text:line-break/> </text:p>
      <text:p text:style-name="Horizontal_20_Line"/>
      <text:p text:style-name="P2"><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 </text:p>
      <text:p text:style-name="Horizontal_20_Line"/>
      <text:p text:style-name="P2"><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9">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3"/>
      <text:h text:style-name="Heading_20_2" text:outline-level="2">Reviewer #1</text:h>
      <text:p text:style-name="P3"/>
      <text:p text:style-name="P16">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20">I<text:span text:style-name="T5">t’s important to note that we did not </text:span>control for eye to target distance. <text:span text:style-name="T5">In lines 363-364</text:span> we assumed an approximate <text:span text:style-name="T5">eye to target </text:span>distance <text:span text:style-name="T5">only to indicate on the figure the approximate edge of the fovea.</text:span> </text:p>
      <text:p text:style-name="P16"><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3) There is only a difference of 9 ms between AD and SD conditions (which is quite small regarding the “uncertainty” above mentioned).</text:p>
      <text:p text:style-name="P4"/>
      <text:p text:style-name="P5"><text:soft-page-break/><text:span text:style-name="T26">In order to simplify the paper, we have elected to remove the description of the alternative latency movement analysis.</text:span><text:span text:style-name="T27"> The alternative method cannot measure with a precision better than 5 ms, as it resamples the data; and so this method cannot be used to </text:span><text:span text:style-name="T28">reliably measure the small difference between AD and SD conditions.</text:span><text:line-break/><text:line-break/>- In the same line, please also represent the latency measurement distribution for the second method (same presentation as in fig 6). A comparable distribution for the two methods would validate your alternative approach more firmly.<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5"/>
      <text:p text:style-name="P5"><text:span text:style-name="T21">We did not carry out this analysis for the AD condition. For the SD condition, the result would be identical to that presented in fig 9, because the distractor distance is always equal and opposite to the target distance</text:span><text:span text:style-name="T22">.</text:span><text:span text:style-name="T3"><office:annotation><dc:creator>Seb James</dc:creator><dc:date>2017-01-24T12:03:14</dc:date><loext:sender-initials>SJ</loext:sender-initials><text:p text:style-name="P43"><text:span text:style-name="T40">Quite a bit of work to add this analysis – have to get the distance to the last distractor and use that.</text:span></text:p></office:annotation></text:span><text:line-break/><text:line-break/>- Reversing the colours used for target and distractor should be implemented in the task in order to avoid a possible colour effect.<text:line-break/></text:p>
      <text:p text:style-name="P5"><text:span text:style-name="T10">We have added</text:span><text:span text:style-name="T11"> a discussion point about this.</text:span><text:line-break/><text:line-break/>Minor:<text:line-break/><text:line-break/>- Line 27: Why brainstem and attention are mentioned in this introduction ? it seems (for me) at odds regarding the whole introduction; please contextualize this reference.<text:line-break/></text:p>
      <text:p text:style-name="P21">We added some contextualisation to the manuscript.</text:p>
      <text:p text:style-name="P6"/>
      <text:p text:style-name="P31">-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1"/>
      <text:p text:style-name="P32">Having trouble thinking of why this sentence is even useful here. <text:span text:style-name="T37">The behavioural observation is that the saccade executes first, followed by the limb movement, the internal processes have nevertheless been shown to affect one another, as argued in the referenced material.</text:span></text:p>
      <text:p text:style-name="P31"><text:line-break/>- Line 110, the distractor mean jump time is indicated. Please indicate also the target mean jump time in this asynchronous condition and the mean stimulus jump time in the ND and SD conditions.</text:p>
      <text:p text:style-name="P9"/>
      <text:p text:style-name="P22">I have made this change <text:span text:style-name="T29">with more explicit detail.</text:span></text:p>
      <text:p text:style-name="P7"/>
      <text:p text:style-name="P9"><text:soft-page-break/>- Line 115: please justify the differences regarding the computation of the stimulus location in AD and SD conditions. Why the differences is not only concerned with time?</text:p>
      <text:p text:style-name="P10"/>
      <text:p text:style-name="P23"><text:span text:style-name="T30">I have added this justification, which is that the larger range for the AD distractor allows it to appear to either side of the new target location, whatever the new target location is</text:span>.</text:p>
      <text:p text:style-name="P7"/>
      <text:p text:style-name="P9">-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9"/>
      <text:p text:style-name="P23"><text:span text:style-name="T31">We agree and i</text:span>n more recent versions <text:span text:style-name="T31">of the line task software, </text:span>this has indeed been removed.</text:p>
      <text:p text:style-name="P7"/>
      <text:p text:style-name="P37">- Line 173: Justify the randomized block (AD, ND or SD blocks) design rather than a randomization on a trial bases.</text:p>
      <text:p text:style-name="P37"/>
      <text:p text:style-name="P33"><text:span text:style-name="T35">Add justification. </text:span>Kevin?</text:p>
      <text:p text:style-name="P33"/>
      <text:p text:style-name="P38">-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38"/>
      <text:p text:style-name="P30">I have replotted th<text:span text:style-name="T38">is</text:span> figure, removing any ambiguities in line colours and I have improved the caption text. <text:span text:style-name="T38">As suggested, I used a zoom to show the “stable position region”.</text:span></text:p>
      <text:p text:style-name="P38"><text:line-break/>- Use in the figure 4 the examples of the events 18, 34 and 35 used in figures 2 and 3 in order for the reader to better understand the alternative latency extraction method.</text:p>
      <text:p text:style-name="P24"/>
      <text:p text:style-name="P24">This graph has gone, along with the alternative method description.</text:p>
      <text:p text:style-name="P38"><text:line-break/>- Line 280 “this method is 3ms shorter […]”. Indicate for which case this is shorter.</text:p>
      <text:p text:style-name="P38"/>
      <text:p text:style-name="P24">This line has gone, along with the alternative method description.</text:p>
      <text:p text:style-name="P38"><text:line-break/>- Figure 5: I don’t understand why the distractor position is not visible for the event 49 ?</text:p>
      <text:p text:style-name="P11"/>
      <text:p text:style-name="P12"><text:span text:style-name="T19">This figure has been re-plotted</text:span><text:span text:style-name="T12"> </text:span><text:span text:style-name="T20">with </text:span><text:span text:style-name="T19">a</text:span><text:span text:style-name="T20"> different y axis range.</text:span><text:line-break/><text:line-break/>- The source for the reference [51] is not indicated in the bibliography.<text:line-break/></text:p>
      <text:p text:style-name="P25"><text:soft-page-break/>P1_Draft.bbl <text:span text:style-name="T32">has been </text:span>updated with the conference name <text:span text:style-name="T32">for this reference</text:span>.</text:p>
      <text:p text:style-name="P8"/>
      <text:p text:style-name="P13">-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3"/>
      <text:p text:style-name="P34"><text:span text:style-name="T6">I think this </text:span><text:span text:style-name="T13">was</text:span><text:span text:style-name="T6"> an error – </text:span><text:span text:style-name="T13">this is not in contrast to existing studies and I’ve updated the text accordingly</text:span>.</text:p>
      <text:p text:style-name="P14"/>
      <text:p text:style-name="P14">- Line 507: The Cisek’s model is only partially based on neuronal activity reported in the study [64].</text:p>
      <text:p text:style-name="P14"/>
      <text:p text:style-name="P26">Change<text:span text:style-name="T33">d</text:span> “based on” to <text:span text:style-name="T33">read</text:span> “supported by”</text:p>
      <text:p text:style-name="P15"/>
      <text:p text:style-name="P15">-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5"/>
      <text:p text:style-name="P15"><text:span text:style-name="T23">Add such a discussion.</text:span><text:line-break/><text:line-break/>- line 585 : « using » appeared twice <text:span text:style-name="T4">(typo)</text:span></text:p>
      <text:p text:style-name="P15"/>
      <text:p text:style-name="P27"><text:span text:style-name="T34">F</text:span>ixed in text.</text:p>
      <text:h text:style-name="P42" text:outline-level="2"><text:line-break/>Reviewer #4</text:h>
      <text:p text:style-name="P3"/>
      <text:p text:style-name="P39">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text:soft-page-break/>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6">I have made reference to the line tracking task of Trumbo et al and discussed the difference between this task and Trumbo et al’s. <text:span text:style-name="T39">Hallett et al “EMG analysis of stereotyped voluntary movements in man” is another line tracking step tracking task. Both these involve tracking a line, but via a control apparatus, rather than directly as with the line task. There are also step tracking tasks involving wrist movements (Hoffman &amp; Strick 1986). Waters &amp; Strick describe step tracking via wrist movements.</text:span></text:p>
      <text:p text:style-name="P39"><text:line-break/>Perhaps the difficulty here is that the distinction between action selection and motor planning is left uncertain.</text:p>
      <text:p text:style-name="P17"/>
      <text:p text:style-name="P17"><text:span text:style-name="T24">I need to get access to E. C. Poulton, Human manual control (request sent)</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7"/>
      <text:p text:style-name="P17"><text:span text:style-name="T14">An additional analysis of the difference between means from pairs of conditions has been added, and Fig 6 has been removed</text:span><text:span text:style-name="T15">.</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35">Improve this. Did I think it important? Did I suggest so in the discussion? Not sure.</text:p>
      <text:p text:style-name="P17"><text:soft-page-break/><text:line-break/>MINOR COMMENTS<text:line-break/>line 27 “microstimulation…” – what is the relevance to the current topic?<text:line-break/></text:p>
      <text:p text:style-name="P21">We have expanded this statement in an attempt to contextualise it.</text:p>
      <text:p text:style-name="P17"><text:line-break/>line 60 “action selection and motor planning” – what is the distinction between the two?<text:line-break/></text:p>
      <text:p text:style-name="P35">Will expand on this. I think the issue is that action selection and motor planning cannot be separated; I think this is also the view of the Cisek work. This is rather what I was getting at in line 27, too, but it was not clearly enough articulated.</text:p>
      <text:p text:style-name="P17"><text:line-break/>lines 85-86 Even though movements of the target are constrained to one dimension, it is not clear why the actions being selected during performance of the task do not involve “3D visual/movement transformations”</text:p>
      <text:p text:style-name="P17"/>
      <text:p text:style-name="P18"><text:span text:style-name="T24">Perhaps Kevin has some idea of how to respond to this point? </text:span><text:span text:style-name="T25">Perhaps we can suggest that the most parsimonous approach to planning movements would be to plan in a one dimensional space, even though the motor system executes 3-D joint movements to achieve a 2-D movement of the stylus tip.</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9"><text:span text:style-name="T36">T</text:span>he time of each stylus position datum was recorded to 1 ms precision; I’ve updated the text accordingly.</text:p>
      <text:p text:style-name="P18"><text:line-break/>line 219 “movement error” – were errors in performance signaled to subjects during task performance?</text:p>
      <text:p text:style-name="P18"/>
      <text:p text:style-name="P18"><text:span text:style-name="T16">No </text:span><text:span text:style-name="T17">feedback was given to the subjects; I’ve written down </text:span><text:span text:style-name="T16">that this was the case.</text:span><text:line-break/><text:line-break/>lines 284-287 – These methods are quite detailed and only relevant if this is intended to be a methods paper.</text:p>
      <text:p text:style-name="P18"/>
      <text:p text:style-name="P18"><text:span text:style-name="T18">I’ve replaced these lines with a <text:s/>single sentence referring to the use of R and python</text:span><text:span text:style-name="T16">.</text:span><text:line-break/><text:line-break/>lines 339-345 – The authors are encouraged to consult with a statistician regarding appropriate uses of bootstrap methods.<text:line-break/></text:p>
      <text:p text:style-name="P28"><text:soft-page-break/>I’ve now computed the standard error of the difference between the means of the distributions and I’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1-26T09:07:56.783052343</dc:date>
    <dc:creator>Seb James</dc:creator>
    <meta:editing-duration>PT6H58M44S</meta:editing-duration>
    <meta:editing-cycles>39</meta:editing-cycles>
    <meta:generator>LibreOffice/5.1.4.2$Linux_X86_64 LibreOffice_project/10m0$Build-2</meta:generator>
    <meta:document-statistic meta:table-count="0" meta:image-count="0" meta:object-count="0" meta:page-count="9" meta:paragraph-count="62" meta:word-count="3116" meta:character-count="19323" meta:non-whitespace-character-count="16173"/>
  </office:meta>
</office:document-meta>
</file>